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10" svg:font-family="10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46797" officeooo:paragraph-rsid="00146797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46797" officeooo:paragraph-rsid="00146797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fo:font-style="italic" officeooo:rsid="00146797" officeooo:paragraph-rsid="00146797" style:font-style-asian="italic" style:font-size-complex="12pt" style:font-style-complex="italic"/>
    </style:style>
    <style:style style:name="P4" style:family="paragraph" style:parent-style-name="Standard">
      <style:paragraph-properties fo:line-height="150%" fo:text-align="center" style:justify-single-word="false"/>
      <style:text-properties style:font-name="10" fo:font-size="18pt" fo:font-style="italic" officeooo:rsid="00146797" officeooo:paragraph-rsid="00146797" style:font-size-asian="18pt" style:font-style-asian="italic" style:font-name-complex="Times New Roman" style:font-size-complex="14pt" style:font-style-complex="italic"/>
    </style:style>
    <style:style style:name="P5" style:family="paragraph" style:parent-style-name="Standard">
      <style:paragraph-properties fo:line-height="150%" fo:text-align="center" style:justify-single-word="false"/>
      <style:text-properties style:font-name="10" fo:font-size="14pt" fo:font-style="italic" officeooo:rsid="00146797" officeooo:paragraph-rsid="00146797" style:font-size-asian="18pt" style:font-style-asian="italic" style:font-name-complex="Times New Roman" style:font-size-complex="14pt" style:font-style-complex="italic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officeooo:rsid="00191c9e" officeooo:paragraph-rsid="00191c9e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rsid="001ac2e7" officeooo:paragraph-rsid="001ac2e7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rsid="001ac2e7" officeooo:paragraph-rsid="001c44f8"/>
    </style:style>
    <style:style style:name="P9" style:family="paragraph" style:parent-style-name="Standard" style:list-style-name="L1">
      <style:paragraph-properties fo:line-height="150%" fo:text-align="center" style:justify-single-word="false"/>
      <style:text-properties officeooo:rsid="001ac2e7" officeooo:paragraph-rsid="001c44f8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146797" officeooo:paragraph-rsid="00146797"/>
    </style:style>
    <style:style style:name="T1" style:family="text">
      <style:text-properties officeooo:rsid="0015975e"/>
    </style:style>
    <style:style style:name="T2" style:family="text">
      <style:text-properties officeooo:rsid="0017459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4596" style:font-style-asian="italic" style:font-style-complex="italic"/>
    </style:style>
    <style:style style:name="T5" style:family="text">
      <style:text-properties fo:font-style="italic" officeooo:rsid="001c44f8" style:font-style-asian="italic" style:font-style-complex="italic"/>
    </style:style>
    <style:style style:name="T6" style:family="text">
      <style:text-properties officeooo:rsid="001c44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 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Komunikasi Data </text:span>2018 / 2019</text:p>
      <text:p text:style-name="P2">Tugas <text:span text:style-name="T1">5</text:span> – <text:span text:style-name="T5">Error Detection</text:span></text:p>
      <text:p text:style-name="P1"/>
      <text:list xml:id="list1561518644" text:style-name="L1">
        <text:list-item>
          <text:p text:style-name="P8">Diketahui sebuah unit data adalah</text:p>
          <text:p text:style-name="P9">1010 1001 0011 1001</text:p>
          <text:p text:style-name="P8">Tentukan unit data yang dikirim jika metode <text:span text:style-name="T3">error</text:span> <text:span text:style-name="T3">detection</text:span> yang digunakan adalah <text:span text:style-name="T3">checksum</text:span> dengan banyaknya <text:span text:style-name="T3">section</text:span> adalah dua.</text:p>
          <text:p text:style-name="P8"/>
        </text:list-item>
        <text:list-item>
          <text:p text:style-name="P8">Diketahui sebuah unit data adalah</text:p>
          <text:p text:style-name="P9">1101 1001 0100 1010</text:p>
          <text:p text:style-name="P8">Tentukan unit data yang dikirim jika metode <text:span text:style-name="T3">error</text:span> <text:span text:style-name="T3">detection</text:span> yang digunakan adalah <text:span text:style-name="T3">checksum</text:span> dengan banyaknya <text:span text:style-name="T3">section</text:span> adalah empat.</text:p>
          <text:p text:style-name="P8"/>
        </text:list-item>
        <text:list-item>
          <text:p text:style-name="P8">Diketahui suatu unit data yang sampai ke sebuah perangkat penerima adalah</text:p>
          <text:p text:style-name="P9">0000010 1011011 1101100 0000011 0110010</text:p>
          <text:p text:style-name="P8">Apakah data ini diterima oleh perangkat penerima tersebut jika jumlah bit pada setiap section-nya adalah 7?</text:p>
        </text:list-item>
      </text:list>
      <text:p text:style-name="P1"/>
      <text:p text:style-name="P1"/>
      <text:p text:style-name="P1"/>
      <text:p text:style-name="P1"/>
      <text:p text:style-name="P4"/>
      <text:p text:style-name="P5">لايستطاع العلم براحة الجسم</text:p>
      <text:p text:style-name="P3">“Ilmu tidaklah dicapai dengan badan yang bersantai – santai” ~ Imam an Nawaw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10" svg:font-family="10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3:37:28.005925669</meta:creation-date>
    <dc:date>2019-04-24T13:45:43.351618589</dc:date>
    <meta:editing-duration>PT13M3S</meta:editing-duration>
    <meta:editing-cycles>5</meta:editing-cycles>
    <meta:generator>LibreOffice/6.2.2.2$Linux_X86_64 LibreOffice_project/2b840030fec2aae0fd2658d8d4f9548af4e3518d</meta:generator>
    <meta:document-statistic meta:table-count="0" meta:image-count="0" meta:object-count="0" meta:page-count="1" meta:paragraph-count="13" meta:word-count="114" meta:character-count="740" meta:non-whitespace-character-count="640"/>
  </office:meta>
</office:document-meta>
</file>